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.171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middle" draw:auto-grow-height="false" draw:fit-to-size="false" style:shrink-to-fit="false" fo:min-height="0.386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3.038cm" fo:min-width="5.196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fo:min-height="0.703cm"/>
      <style:paragraph-properties style:writing-mode="lr-tb"/>
    </style:style>
    <style:style style:name="gr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loext:fill-theme-color="lt1" draw:textarea-horizontal-align="justify" draw:textarea-vertical-align="top" draw:auto-grow-height="false" draw:fit-to-size="false" style:shrink-to-fit="false" fo:min-height="1.196cm" fo:min-width="2.376cm" fo:padding-top="0.125cm" fo:padding-bottom="0.125cm" fo:padding-left="0.25cm" fo:padding-right="0.25cm" fo:wrap-option="wrap" style:writing-mode="lr-tb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7pt" style:font-size-asian="7pt" style:font-size-complex="7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pt" style:font-size-asian="7pt" style:font-size-complex="7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7pt" style:font-size-asian="7pt" style:font-size-complex="7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Calibri1" fo:font-size="7pt" fo:letter-spacing="normal" fo:language="en" fo:country="US" fo:font-style="normal" style:text-underline-style="none" fo:font-weight="bold" fo:background-color="transparent" style:font-size-asian="7pt" style:font-style-asian="normal" style:font-weight-asian="bold" style:font-size-complex="7pt" style:font-style-complex="normal" style:font-weight-complex="bold"/>
    </style:style>
    <style:style style:name="T2" style:family="text">
      <style:text-properties fo:font-variant="normal" fo:text-transform="none" fo:color="#2a6099" loext:opacity="100%" loext:theme-color="dk1" style:text-outline="false" style:text-line-through-style="none" style:text-line-through-type="none" style:text-position="0% 100%" style:font-name="Calibri1" fo:font-size="5pt" fo:letter-spacing="normal" fo:language="en" fo:country="US" fo:font-style="italic" style:text-underline-style="none" fo:font-weight="normal" fo:background-color="transparent" style:font-size-asian="5pt" style:font-style-asian="italic" style:font-weight-asian="normal" style:font-size-complex="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8" draw:style-name="gr1" draw:text-style-name="P1" xml:id="id2" draw:id="id2" draw:layer="layout" svg:width="0.67cm" svg:height="0.635cm" svg:x="4.138cm" svg:y="1.4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" draw:text-style-name="P1" draw:layer="layout" svg:width="0.404cm" svg:height="0.635cm" svg:x="10.306cm" svg:y="1.453cm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draw:layer="layout" svg:width="5.695cm" svg:height="3.287cm" svg:x="4.611cm" svg:y="0.253cm">
          <text:p text:style-name="P2"><text:span text:style-name="T1">drc</text:span></text:p>
          <text:p text:style-name="P3"><text:span text:style-name="T2">configurations[0].description=first</text:span></text:p>
          <text:p text:style-name="P3"><text:span text:style-name="T2">configurations[0].channels[0].rx=false</text:span></text:p>
          <text:p text:style-name="P3"><text:span text:style-name="T2">configurations[0].channels[0].tuning_freq_MHz=390.95</text:span></text:p>
          <text:p text:style-name="P3"><text:span text:style-name="T2">configurations[0].channels[0].bandwidth_3dB_MHz=90</text:span></text:p>
          <text:p text:style-name="P3"><text:span text:style-name="T2">configurations[0].channels[0].sampling_rate_Msps=90</text:span></text:p>
          <text:p text:style-name="P3"><text:span text:style-name="T2">configurations[0].channels[0].samples_are_complex=true</text:span></text:p>
          <text:p text:style-name="P3"><text:span text:style-name="T2">configurations[0].channels[0].gain_mode=manual</text:span></text:p>
          <text:p text:style-name="P3"><text:span text:style-name="T2">configurations[0].channels[0].gain_dB=0</text:span></text:p>
          <text:p text:style-name="P3"><text:span text:style-name="T2">configurations[0].channels[0].tolerance_tuning_freq_MHz=0.01</text:span></text:p>
          <text:p text:style-name="P3"><text:span text:style-name="T2">configurations[0].channels[0].tolerance_sampling_rate_Msps=0.01</text:span></text:p>
          <text:p text:style-name="P3"><text:span text:style-name="T2">configurations[0].channels[0].tolerance_gain_dB=1</text:span></text:p>
          <text:p text:style-name="P3"><text:span text:style-name="T2">configurations[0].channels[0].rf_port_name=J13</text:span></text:p>
          <text:p text:style-name="P3"><text:span text:style-name="T2">start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0.735cm" svg:height="0.953cm" svg:x="10.107cm" svg:y="1.571cm">
          <draw:text-box>
            <text:p text:style-name="P4"><text:span text:style-name="T2">J13</text:span></text:p>
          </draw:text-box>
        </draw:frame>
        <draw:custom-shape draw:name="Rectangle 2" draw:style-name="gr5" draw:text-style-name="P1" xml:id="id1" draw:id="id1" draw:layer="layout" svg:width="2.875cm" svg:height="1.445cm" svg:x="0.415cm" svg:y="1.04cm">
          <text:p text:style-name="P2"><text:span text:style-name="T1">fs_div_4_generator</text:span></text:p>
          <text:p text:style-name="P3"><text:span text:style-name="T2">freq_is_positive=false</text:span></text:p>
          <text:p text:style-name="P3"><text:span text:style-name="T2">freq_is_positive=true (delay=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6" draw:text-style-name="P6" draw:layer="layout" svg:x1="3.29cm" svg:y1="1.762cm" svg:x2="4.138cm" svg:y2="1.77cm" draw:start-shape="id1" draw:start-glue-point="1" draw:end-shape="id2" draw:end-glue-point="3" svg:d="M3290 1762h424v8h424" svg:viewBox="0 0 849 9">
          <text:p/>
        </draw:connector>
        <draw:frame draw:style-name="gr7" draw:text-style-name="P7" draw:layer="layout" svg:width="2.223cm" svg:height="0.953cm" svg:x="4.008cm" svg:y="1.572cm">
          <draw:text-box>
            <text:p text:style-name="P4"><text:span text:style-name="T2">tx[0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176cm" fo:page-height="3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3T15:26:21.536000000</meta:creation-date>
    <dc:date>2023-06-14T10:40:00.930000000</dc:date>
    <meta:editing-duration>PT41M46S</meta:editing-duration>
    <meta:editing-cycles>3</meta:editing-cycles>
    <meta:generator>LibreOffice/7.5.0.3$Windows_X86_64 LibreOffice_project/c21113d003cd3efa8c53188764377a8272d9d6de</meta:generator>
    <meta:document-statistic meta:object-count="7"/>
  </office:meta>
</office:document-meta>
</file>